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9" style:family="paragraph">
      <style:text-properties fo:color="#ffffff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ffffff"/>
    </style:style>
    <style:style style:name="T4" style:family="text">
      <style:text-properties fo:color="#ffff00" fo:font-weight="normal"/>
    </style:style>
    <style:style style:name="T5" style:family="text">
      <style:text-properties fo:color="#23ff23"/>
    </style:style>
    <style:style style:name="T6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fo:font-size="20pt" fo:font-weight="bold" style:font-size-asian="22pt" style:font-size-complex="22pt"/>
    </style:style>
    <style:style style:name="T9" style:family="text">
      <style:text-properties fo:color="#ffcc99" fo:font-size="20pt" fo:font-weight="bold" style:font-size-asian="22pt" style:font-size-complex="22pt"/>
    </style:style>
    <style:style style:name="T10" style:family="text">
      <style:text-properties fo:color="#23ff23" fo:font-size="20pt" fo:font-weight="bold" style:font-size-asian="18pt" style:font-size-complex="18pt"/>
    </style:style>
    <style:style style:name="T11" style:family="text">
      <style:text-properties fo:color="#ffff00" fo:font-size="20pt" fo:font-weight="bold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ffff00" fo:font-size="22pt" style:font-size-asian="22pt" style:font-size-complex="22pt"/>
    </style:style>
    <style:style style:name="T14" style:family="text">
      <style:text-properties fo:color="#23ff23" fo:font-size="20pt" fo:font-weight="bold" style:font-size-asian="20pt" style:font-size-complex="20pt"/>
    </style:style>
    <style:style style:name="T15" style:family="text">
      <style:text-properties fo:color="#ffff00" fo:font-size="20pt" fo:font-weight="bold" style:font-size-asian="20pt" style:font-size-complex="20pt"/>
    </style:style>
    <style:style style:name="T16" style:family="text">
      <style:text-properties fo:color="#ffcc99" fo:font-size="20pt" fo:font-weight="bold" style:font-size-asian="20pt" style:font-size-complex="20pt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00d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normal" style:font-family-complex="Tahoma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exceptions</presentation:footer-decl>
      <presentation:footer-decl presentation:name="ftr2">CMPTxxxx</presentation:footer-decl>
      <presentation:date-time-decl presentation:name="dtd1" presentation:source="fixed">2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Exception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tions for error handl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a combination of these:</text:p>
                <text:list>
                  <text:list-item>
                    <text:p text:style-name="P1">Ask the user to be <text:span text:style-name="T1">nice</text:span>:</text:p>
                    <text:list>
                      <text:list-item>
                        <text:p text:style-name="P1">User manual, precondition comments, prompts</text:p>
                      </text:list-item>
                    </text:list>
                  </text:list-item>
                  <text:list-item>
                    <text:p text:style-name="P1"><text:span text:style-name="T1">Print</text:span> an error message to screen</text:p>
                  </text:list-item>
                  <text:list-item>
                    <text:p text:style-name="P1">Set a result <text:span text:style-name="T1">flag</text:span>:</text:p>
                    <text:list>
                      <text:list-item>
                        <text:p text:style-name="P1">e.g., return False upon error</text:p>
                      </text:list-item>
                    </text:list>
                  </text:list-item>
                  <text:list-item>
                    <text:p text:style-name="P1">Panic and <text:span text:style-name="T1">die: </text:span><text:span text:style-name="T2">sys.exit()</text:span></text:p>
                  </text:list-item>
                  <text:list-item>
                    <text:p text:style-name="P1">Raise an <text:span text:style-name="T1">exception</text:span><text:span text:style-name="T3">: </text:span><text:span text:style-name="T2">ZeroDivisionErr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xceptions are a way of <text:span text:style-name="T4">terminating</text:span> execution of the current context</text:p>
              </text:list-item>
              <text:list-item>
                <text:p text:style-name="P1">When an exception is <text:span text:style-name="T1">raised</text:span> (thrown),</text:p>
                <text:list>
                  <text:list-item>
                    <text:p text:style-name="P1">execution of the current procedure <text:span text:style-name="T1">stops</text:span>, and</text:p>
                  </text:list-item>
                  <text:list-item>
                    <text:p text:style-name="P1">Control jumps to the nearest <text:span text:style-name="T1">exception handler </text:span><text:span text:style-name="T3">(catches the exception)</text:span></text:p>
                  </text:list-item>
                </text:list>
              </text:list-item>
              <text:list-item>
                <text:p text:style-name="P1">The exception handler can <text:span text:style-name="T1">cleanup</text:span></text:p>
              </text:list-item>
              <text:list-item>
                <text:p text:style-name="P1">Execution then continues after that block</text:p>
              </text:list-item>
              <text:list-item>
                <text:p text:style-name="P1">If the exception reaches outermost level, an <text:span text:style-name="T1">error message</text:span> is automatically generat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y / excep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f an exception is <text:span text:style-name="T1">raised</text:span> within a <text:span text:style-name="T5">try</text:span> block,</text:p>
              </text:list-item>
              <text:list-item>
                <text:p text:style-name="P1">Execution of the block <text:span text:style-name="T1">terminates</text:span> and control jumps to the <text:span text:style-name="T5">except</text:span> clause:</text:p>
              </text:list-item>
            </text:list>
            <text:p text:style-name="P5"><text:span text:style-name="T6">try</text:span><text:span text:style-name="T7">:</text:span></text:p>
            <text:p text:style-name="P6"><text:span text:style-name="T7">while True:</text:span></text:p>
            <text:p text:style-name="P7"><text:span text:style-name="T7">numer = int(input('Numerator: '))</text:span></text:p>
            <text:p text:style-name="P7"><text:span text:style-name="T7">denom = int(input('Denominator: '))</text:span></text:p>
            <text:p text:style-name="P7"><text:span text:style-name="T7">print( '%d / %d = %d' % \</text:span><text:span text:style-name="T7"><text:line-break/></text:span><text:span text:style-name="T7">(numer, denom, numer / denom) )</text:span></text:p>
            <text:p text:style-name="P5"><text:span text:style-name="T6">except</text:span><text:span text:style-name="T7">:</text:span></text:p>
            <text:p text:style-name="P6"><text:span text:style-name="T7">print 'Oops!'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tching specific exceptions</text:p>
          </draw:text-box>
        </draw:frame>
        <draw:frame presentation:style-name="pr5" draw:text-style-name="P3" draw:layer="layout" svg:width="25.199cm" svg:height="14.87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on't </text:span>just catch all exceptions!</text:p>
                <text:list>
                  <text:list-item>
                    <text:p>May hide a <text:span text:style-name="T1">genuine</text:span> error, hard to <text:span text:style-name="T1">debug</text:span></text:p>
                  </text:list-item>
                </text:list>
              </text:list-item>
              <text:list-item>
                <text:p text:style-name="P1">Catch only <text:span text:style-name="T1">specific</text:span> exceptions we anticipate:</text:p>
              </text:list-item>
            </text:list>
            <text:p text:style-name="P5"><text:span text:style-name="T7">try:</text:span></text:p>
            <text:p text:style-name="P6"><text:span text:style-name="T7">while True:</text:span></text:p>
            <text:p text:style-name="P7"><text:span text:style-name="T7">numer = int(input('Numerator: '))</text:span></text:p>
            <text:p text:style-name="P7"><text:span text:style-name="T7">denom = int(input('Denominator: '))</text:span></text:p>
            <text:p text:style-name="P7"><text:span text:style-name="T7">print( '%d / %d = %d' % \</text:span><text:span text:style-name="T7"><text:line-break/></text:span><text:span text:style-name="T7">(numer, denom, numer / denom) )</text:span></text:p>
            <text:p text:style-name="P5"><text:span text:style-name="T7">except </text:span><text:span text:style-name="T6">ZeroDivisionError</text:span><text:span text:style-name="T7">:</text:span></text:p>
            <text:p text:style-name="P6"><text:span text:style-name="T7">print( 'Oops! Divide by zero!' )</text:span></text:p>
            <text:list text:continue-numbering="true" text:style-name="L2">
              <text:list-item>
                <text:p text:style-name="P1">Any other exception <text:span text:style-name="T1">falls</text:span> through to the next exception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andling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standard <text:span text:style-name="T5">math.sqrt()</text:span> raises <text:span text:style-name="T5">ValueError</text:span> on a <text:span text:style-name="T1">negative</text:span> argument:</text:p>
                <text:list>
                  <text:list-item>
                    <text:list>
                      <text:list-header>
                        <text:p text:style-name="P1"><text:span text:style-name="T8">from math import sqrt</text:span></text:p>
                        <text:p text:style-name="P1"><text:span text:style-name="T8">sqrt(-1)</text:span><text:span text:style-name="T8"><text:tab/></text:span><text:span text:style-name="T8"><text:tab/></text:span><text:span text:style-name="T8"><text:tab/></text:span><text:span text:style-name="T9"># ValueError</text:span></text:p>
                      </text:list-header>
                    </text:list>
                  </text:list-item>
                </text:list>
              </text:list-item>
              <text:list-item>
                <text:p text:style-name="P1">We can <text:span text:style-name="T1">handle</text:span> this:</text:p>
                <text:list>
                  <text:list-item>
                    <text:list>
                      <text:list-header>
                        <text:p text:style-name="P1"><text:span text:style-name="T8">try:</text:span></text:p>
                        <text:list>
                          <text:list-header>
                            <text:p text:style-name="P1"><text:span text:style-name="T10">num = float(input('Find sqrt of: '))</text:span></text:p>
                            <text:p text:style-name="P1"><text:span text:style-name="T10">result = sqrt(num)</text:span></text:p>
                            <text:p text:style-name="P1"><text:span text:style-name="T10">print( 'The square root is', result )</text:span></text:p>
                          </text:list-header>
                        </text:list>
                        <text:p text:style-name="P1"><text:span text:style-name="T8">except </text:span><text:span text:style-name="T11">ValueError</text:span><text:span text:style-name="T8">:</text:span></text:p>
                        <text:list>
                          <text:list-header>
                            <text:p text:style-name="P1"><text:span text:style-name="T10">print( "Can't take square root of", num 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1">Can also use a tuple of <text:span text:style-name="T1">multiple</text:span> exception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sing exceptions</text:p>
          </draw:text-box>
        </draw:frame>
        <draw:frame presentation:style-name="pr5" draw:text-style-name="P8" draw:layer="layout" svg:width="25.199cm" svg:height="14.81cm" svg:x="1.4cm" svg:y="4.507cm" presentation:class="outline" presentation:user-transformed="true">
          <draw:text-box>
            <text:list text:style-name="L2">
              <text:list-item>
                <text:p text:style-name="P1"><text:span text:style-name="T12">We can </text:span><text:span text:style-name="T13">force</text:span><text:span text:style-name="T12"> exceptions to be </text:span><text:span text:style-name="T13">raised</text:span><text:span text:style-name="T12">:</text:span><text:span text:style-name="T12"><text:line-break/></text:span><text:span text:style-name="T12">(this is not what ZeroDivisionError was intended for!)</text:span></text:p>
                <text:list>
                  <text:list-item>
                    <text:list>
                      <text:list-header>
                        <text:p text:style-name="P1"><text:span text:style-name="T14">try:</text:span></text:p>
                        <text:list>
                          <text:list-header>
                            <text:p text:style-name="P1"><text:span text:style-name="T14">while True:</text:span></text:p>
                            <text:list>
                              <text:list-header>
                                <text:p text:style-name="P1"><text:span text:style-name="T14">if input('Guess a number: ') == '5':</text:span></text:p>
                                <text:list>
                                  <text:list-header>
                                    <text:p text:style-name="P1"><text:span text:style-name="T15">raise</text:span><text:span text:style-name="T14"> ZeroDivisionError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  <text:p text:style-name="P1"><text:span text:style-name="T14">except ZeroDivisionError:</text:span></text:p>
                        <text:list>
                          <text:list-header>
                            <text:p text:style-name="P1"><text:span text:style-name="T14">print( 'You got it!' 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1"><text:span text:style-name="T12">Within a </text:span><text:span text:style-name="T13">handler</text:span><text:span text:style-name="T12">, can </text:span><text:span text:style-name="T13">re-raise</text:span><text:span text:style-name="T12"> the current exception:</text:span></text:p>
                <text:list>
                  <text:list-item>
                    <text:list>
                      <text:list-header>
                        <text:p text:style-name="P1"><text:span text:style-name="T14">try:</text:span></text:p>
                        <text:list>
                          <text:list-header>
                            <text:p text:style-name="P1"><text:span text:style-name="T14">x = 5 / 0</text:span></text:p>
                          </text:list-header>
                        </text:list>
                        <text:p text:style-name="P1"><text:span text:style-name="T14">except ZeroDivisionError:</text:span></text:p>
                        <text:list>
                          <text:list-header>
                            <text:p text:style-name="P1"><text:span text:style-name="T14">print( 'oops, divided by zero!' )</text:span></text:p>
                            <text:p text:style-name="P1"><text:span text:style-name="T15">raise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 raises ZeroDivisionError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else' clauses for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optional <text:span text:style-name="T5">else</text:span> clause is executed only if the <text:span text:style-name="T5">try</text:span> block completes <text:span text:style-name="T1">without</text:span> throwing any exceptions:</text:p>
                <text:list>
                  <text:list-item>
                    <text:list>
                      <text:list-header>
                        <text:p text:style-name="P1"><text:span text:style-name="T8">try:</text:span></text:p>
                        <text:list>
                          <text:list-header>
                            <text:p text:style-name="P1"><text:span text:style-name="T10">for tries in range(3):</text:span></text:p>
                            <text:list>
                              <text:list-header>
                                <text:p text:style-name="P1"><text:span text:style-name="T10">if input('Guess a number: ') == '5':</text:span></text:p>
                                <text:list>
                                  <text:list-header>
                                    <text:p text:style-name="P1"><text:span text:style-name="T10">raise ZeroDivisionError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  <text:p text:style-name="P1"><text:span text:style-name="T8">except ZeroDivisionError:</text:span></text:p>
                        <text:list>
                          <text:list-header>
                            <text:p text:style-name="P1"><text:span text:style-name="T10">print( 'You got it!' )</text:span></text:p>
                          </text:list-header>
                        </text:list>
                        <text:p text:style-name="P1"><text:span text:style-name="T11">else</text:span><text:span text:style-name="T8">:</text:span></text:p>
                        <text:list>
                          <text:list-header>
                            <text:p text:style-name="P1"><text:span text:style-name="T10">print( 'Too bad, you ran out of tries!' 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finally' clauses for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optional <text:span text:style-name="T5">finally</text:span> clause is <text:span text:style-name="T1">always</text:span> executed before <text:span text:style-name="T1">leaving</text:span> the section, whether an exception happened or not.</text:p>
                <text:list>
                  <text:list-item>
                    <text:list>
                      <text:list-header>
                        <text:p text:style-name="P1"><text:span text:style-name="T8">try:</text:span></text:p>
                        <text:list>
                          <text:list-header>
                            <text:p text:style-name="P1"><text:span text:style-name="T10">for tries in range(3):</text:span></text:p>
                            <text:list>
                              <text:list-header>
                                <text:p text:style-name="P1"><text:span text:style-name="T10">if input('Guess a number: ') == '5':</text:span></text:p>
                                <text:list>
                                  <text:list-header>
                                    <text:p text:style-name="P1"><text:span text:style-name="T10">raise ZeroDivisionError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  <text:p text:style-name="P1"><text:span text:style-name="T8">except ZeroDivisionError:</text:span></text:p>
                        <text:list>
                          <text:list-header>
                            <text:p text:style-name="P1"><text:span text:style-name="T10">print( 'You got it!' )</text:span></text:p>
                          </text:list-header>
                        </text:list>
                        <text:p text:style-name="P1"><text:span text:style-name="T8">else:</text:span></text:p>
                        <text:list>
                          <text:list-header>
                            <text:p text:style-name="P1"><text:span text:style-name="T10">print( 'Too bad, you ran out of tries!' )</text:span></text:p>
                          </text:list-header>
                        </text:list>
                        <text:p text:style-name="P1"><text:span text:style-name="T11">finally</text:span><text:span text:style-name="T8">:</text:span></text:p>
                        <text:list>
                          <text:list-header>
                            <text:p text:style-name="P1"><text:span text:style-name="T10">print( 'Bye!' 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: robust input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header>
                <text:p><text:span text:style-name="T17">while True:</text:span></text:p>
              </text:list-header>
            </text:list>
            <text:p text:style-name="P6"><text:span text:style-name="T18">try</text:span><text:span text:style-name="T17">:</text:span></text:p>
            <text:p text:style-name="P7"><text:span text:style-name="T17">userIn = int(</text:span><text:span text:style-name="T18">input</text:span><text:span text:style-name="T17">(“Num of people? ”))</text:span></text:p>
            <text:p text:style-name="P6"><text:span text:style-name="T18">except</text:span><text:span text:style-name="T17"> (SyntaxError, NameError):</text:span></text:p>
            <text:p text:style-name="P7"><text:span text:style-name="T17">print( “Please enter a number!” )</text:span></text:p>
            <text:p text:style-name="P6"><text:span text:style-name="T18">except</text:span><text:span text:style-name="T17"> TypeError:</text:span></text:p>
            <text:p text:style-name="P7"><text:span text:style-name="T17">print( “Enter just an integer, thanks!” )</text:span></text:p>
            <text:p text:style-name="P6"><text:span text:style-name="T18">except</text:span><text:span text:style-name="T17"> KeyboardInterrupt:</text:span></text:p>
            <text:p text:style-name="P7"><text:span text:style-name="T17">print( “OK, you want to quit!” )</text:span></text:p>
            <text:p text:style-name="P7"><text:span text:style-name="T17">break</text:span></text:p>
            <text:p text:style-name="P6"><text:span text:style-name="T18">else</text:span><text:span text:style-name="T17">:</text:span></text:p>
            <text:p text:style-name="P7"><text:span text:style-name="T17">break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sing exceptions: functions</text:p>
          </draw:text-box>
        </draw:frame>
        <draw:frame presentation:style-name="pr8" draw:layer="layout" svg:width="25.199cm" svg:height="14.968cm" svg:x="1.4cm" svg:y="4.507cm" presentation:class="outline" presentation:user-transformed="true">
          <draw:text-box>
            <text:list text:style-name="L2">
              <text:list-item>
                <text:p>Exceptions are an elegant way for functions to indicate <text:span text:style-name="T1">errors</text:span>:</text:p>
                <text:list>
                  <text:list-item>
                    <text:p>Invalid <text:span text:style-name="T1">input</text:span></text:p>
                    <text:list>
                      <text:list-item>
                        <text:p>Parameters don't satisfy <text:span text:style-name="T1">pre-conditions</text:span></text:p>
                      </text:list-item>
                    </text:list>
                  </text:list-item>
                  <text:list-item>
                    <text:p>Error during <text:span text:style-name="T1">execution</text:span> (<text:span text:style-name="T5">runtime error</text:span>)</text:p>
                    <text:list>
                      <text:list-item>
                        <text:p>Computed a bad value, can't <text:span text:style-name="T1">continue</text:span></text:p>
                      </text:list-item>
                    </text:list>
                  </text:list-item>
                </text:list>
              </text:list-item>
              <text:list-item>
                <text:p>It's good custom to specify in the <text:span text:style-name="T1">docstring</text:span> what exceptions your function might raise</text:p>
                <text:list>
                  <text:list-item>
                    <text:p>In Java, must declare unhandled excepts!</text:p>
                  </text:list-item>
                </text:list>
              </text:list-item>
              <text:list-item>
                <text:p>Programs that <text:span text:style-name="T1">call</text:span> your function may wrap it in a <text:span text:style-name="T5">try</text:span>/<text:span text:style-name="T5">except</text:span> block to handle your erro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: discriminant</text:p>
          </draw:text-box>
        </draw:frame>
        <draw:frame presentation:style-name="pr8" draw:text-style-name="P9" draw:layer="layout" svg:width="25.199cm" svg:height="14.016cm" svg:x="1.4cm" svg:y="4.507cm" presentation:class="outline" presentation:user-transformed="true">
          <draw:text-box>
            <text:p><text:span text:style-name="T19">def</text:span><text:span text:style-name="T20"> </text:span><text:span text:style-name="T21">discrim</text:span><text:span text:style-name="T20">(a, b, c):</text:span><text:span text:style-name="T20"><text:line-break/></text:span><text:span text:style-name="T20"><text:tab/></text:span><text:span text:style-name="T22">“””Find discriminant of a x**2 + b x + c = 0.</text:span><text:span text:style-name="T22"><text:line-break/></text:span><text:span text:style-name="T22"><text:tab/></text:span><text:span text:style-name="T23">Pre</text:span><text:span text:style-name="T22">: a, b, c are all floats or ints.</text:span><text:span text:style-name="T22"><text:line-break/></text:span><text:span text:style-name="T22"><text:tab/></text:span><text:span text:style-name="T23">Post</text:span><text:span text:style-name="T22">: returns sqrt(b**2 – 4 a c), if it exists.</text:span><text:span text:style-name="T22"><text:line-break/></text:span><text:span text:style-name="T22"><text:tab/></text:span><text:span text:style-name="T23">Exceptions</text:span><text:span text:style-name="T22">: raises ValueError if discriminant</text:span><text:span text:style-name="T22"><text:line-break/></text:span><text:span text:style-name="T22"><text:tab/></text:span><text:span text:style-name="T22"><text:tab/></text:span><text:span text:style-name="T22">doesn't exist.”””</text:span><text:span text:style-name="T20"><text:line-break/></text:span><text:span text:style-name="T20"><text:tab/></text:span><text:span text:style-name="T19">from</text:span><text:span text:style-name="T20"> math </text:span><text:span text:style-name="T19">import</text:span><text:span text:style-name="T20"> </text:span><text:span text:style-name="T24">sqrt</text:span><text:span text:style-name="T20"><text:line-break/></text:span><text:span text:style-name="T20"><text:tab/></text:span><text:span text:style-name="T19">return</text:span><text:span text:style-name="T20"> </text:span><text:span text:style-name="T24">sqrt</text:span><text:span text:style-name="T20">( b**2 – 4.0*a*c )</text:span></text:p>
            <text:p><text:span text:style-name="T25"/></text:p>
            <text:p><text:span text:style-name="T19">try</text:span><text:span text:style-name="T20">:</text:span><text:span text:style-name="T20"><text:line-break/></text:span><text:span text:style-name="T20"><text:tab/></text:span><text:span text:style-name="T20">d = </text:span><text:span text:style-name="T21">discrim</text:span><text:span text:style-name="T20">(2, 1, 3)</text:span></text:p>
            <text:p><text:span text:style-name="T19">except</text:span><text:span text:style-name="T20"> ValueError:</text:span><text:span text:style-name="T20"><text:line-break/></text:span><text:span text:style-name="T20"><text:tab/></text:span><text:span text:style-name="T24">print</text:span><text:span text:style-name="T20">( </text:span><text:span text:style-name="T22">“No real roots!” </text:span><text:span text:style-name="T20">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Auxiliary data with exceptions</text:p>
          </draw:text-box>
        </draw:frame>
        <draw:frame presentation:style-name="pr8" draw:layer="layout" svg:width="25.199cm" svg:height="14.318cm" svg:x="1.4cm" svg:y="4.507cm" presentation:class="outline" presentation:user-transformed="true">
          <draw:text-box>
            <text:list text:style-name="L2">
              <text:list-item>
                <text:p><text:span text:style-name="T1">Create</text:span> an exception with <text:span text:style-name="T1">auxiliary</text:span> data; raise it</text:p>
              </text:list-item>
            </text:list>
            <text:p text:style-name="P5"><text:span text:style-name="T26">try</text:span><text:span text:style-name="T27">:</text:span><text:span text:style-name="T27"><text:line-break/></text:span><text:span text:style-name="T27"><text:tab/></text:span><text:span text:style-name="T27">raise Exception('apples', 'oranges')</text:span></text:p>
            <text:list text:continue-numbering="true" text:style-name="L2">
              <text:list-item>
                <text:p><text:span text:style-name="T1">Catch</text:span> the exception and <text:span text:style-name="T1">assign</text:span> it to a variable:</text:p>
              </text:list-item>
            </text:list>
            <text:p text:style-name="P5"><text:span text:style-name="T18">except</text:span><text:span text:style-name="T17"> Exception </text:span><text:span text:style-name="T18">as</text:span><text:span text:style-name="T17"> exc:</text:span><text:span text:style-name="T17"><text:line-break/></text:span><text:span text:style-name="T17"><text:tab/></text:span><text:span text:style-name="T17">print( exc.args )</text:span></text:p>
            <text:list text:continue-numbering="true" text:style-name="L2">
              <text:list-item>
                <text:p>Here, <text:span text:style-name="T5">exc</text:span> is assigned to the <text:span text:style-name="T1">exception</text:span> <text:span text:style-name="T1">object</text:span></text:p>
              </text:list-item>
              <text:list-item>
                <text:p><text:span text:style-name="T1">Auxiliary data</text:span> (list of arguments) are passed together with the exception: get it with<text:span text:style-name="T5"> .args</text:span></text:p>
              </text:list-item>
              <text:list-item>
                <text:p>Use this to specify <text:span text:style-name="T1">additional info</text:span> about the error: perhaps some explanatory tex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10-30T09:58:23</meta:creation-date>
    <dc:date>2010-10-29T15:23:52</dc:date>
    <meta:editing-cycles>34</meta:editing-cycles>
    <meta:editing-duration>PT16H31M51S</meta:editing-duration>
    <dc:creator>sean ho</dc:creator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